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0.512cm" fo:min-width="1.532cm"/>
      <style:paragraph-properties style:writing-mode="lr-tb"/>
    </style:style>
    <style:style style:name="gr2" style:family="graphic" style:parent-style-name="standard">
      <style:graphic-properties draw:fill="none" draw:fill-color="#ffffd7" draw:textarea-horizontal-align="justify" draw:textarea-vertical-align="middle" draw:auto-grow-height="false" fo:min-height="0.385cm" fo:min-width="1.405cm"/>
      <style:paragraph-properties style:writing-mode="lr-tb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 fo:min-height="0.766cm" fo:min-width="1.659cm"/>
      <style:paragraph-properties style:writing-mode="lr-tb"/>
    </style:style>
    <style:style style:name="gr4" style:family="graphic" style:parent-style-name="standard">
      <style:graphic-properties draw:fill="none" draw:fill-color="#ffffd7" draw:textarea-horizontal-align="justify" draw:textarea-vertical-align="middle" draw:auto-grow-height="false" fo:min-height="0.639cm" fo:min-width="1.786cm"/>
      <style:paragraph-properties style:writing-mode="lr-tb"/>
    </style:style>
    <style:style style:name="gr5" style:family="graphic" style:parent-style-name="standard">
      <style:graphic-properties draw:fill="none" draw:fill-color="#ffffd7" draw:textarea-horizontal-align="justify" draw:textarea-vertical-align="middle" draw:auto-grow-height="false" fo:min-height="0.512cm" fo:min-width="1.659cm"/>
      <style:paragraph-properties style:writing-mode="lr-tb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0.641cm" fo:min-width="0.8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fill="none" draw:opacity="100%" draw:opacity-name="" draw:textarea-horizontal-align="justify" draw:textarea-vertical-align="middle" draw:auto-grow-height="false" fo:min-height="0.559cm" fo:min-width="1.207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47cm" fo:min-width="1.103cm"/>
      <style:paragraph-properties style:writing-mode="lr-tb"/>
    </style:style>
    <style:style style:name="gr10" style:family="graphic" style:parent-style-name="standard">
      <style:graphic-properties draw:fill="none" draw:opacity="100%" draw:opacity-name="" draw:textarea-horizontal-align="justify" draw:textarea-vertical-align="middle" draw:auto-grow-height="false" fo:min-height="0.379cm" fo:min-width="1.027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47cm" fo:min-width="1.118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559cm" fo:min-width="0.938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648cm" fo:min-width="1.656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439cm" fo:min-width="1.118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559cm" fo:min-width="1.118cm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559cm" fo:min-width="1.207cm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648cm" fo:min-width="1.387cm"/>
      <style:paragraph-properties style:writing-mode="lr-tb"/>
    </style:style>
    <style:style style:name="gr18" style:family="graphic" style:parent-style-name="standard">
      <style:graphic-properties draw:fill="none" draw:fill-color="#ffffff" draw:textarea-horizontal-align="justify" draw:textarea-vertical-align="middle" draw:auto-grow-height="false" fo:min-height="0.641cm" fo:min-width="0.672cm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619cm" fo:min-width="1.745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559cm" fo:min-width="1.745cm"/>
      <style:paragraph-properties style:writing-mode="lr-tb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592cm" fo:min-width="0.926cm"/>
      <style:paragraph-properties style:writing-mode="lr-tb"/>
    </style:style>
    <style:style style:name="gr22" style:family="graphic" style:parent-style-name="standard">
      <style:graphic-properties draw:fill="none" draw:fill-color="#ffffff" draw:textarea-horizontal-align="justify" draw:textarea-vertical-align="middle" draw:auto-grow-height="false" fo:min-height="0.513cm" fo:min-width="0.672cm"/>
      <style:paragraph-properties style:writing-mode="lr-tb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379cm" fo:min-width="1.181cm"/>
      <style:paragraph-properties style:writing-mode="lr-tb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.435cm" fo:min-width="1.181cm"/>
      <style:paragraph-properties style:writing-mode="lr-tb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47cm" fo:min-width="1.296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199cm" fo:min-width="0.758cm"/>
      <style:paragraph-properties style:writing-mode="lr-tb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.47cm" fo:min-width="1.387cm"/>
      <style:paragraph-properties style:writing-mode="lr-tb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0.379cm" fo:min-width="1.387cm"/>
      <style:paragraph-properties style:writing-mode="lr-tb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469cm" fo:min-width="1.387cm"/>
      <style:paragraph-properties style:writing-mode="lr-tb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469cm" fo:min-width="1.296cm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d7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>
      <loext:graphic-properties draw:fill="none" draw:opacity="100%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style:text-underline-style="none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font-size="10pt" style:text-underline-style="none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0.762cm" svg:x="2.143cm" svg:y="10.271cm">
          <text:p text:style-name="P1"><text:span text:style-name="T1">dok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0.635cm" svg:x="9.255cm" svg:y="10.271cm">
          <text:p text:style-name="P1"><text:span text:style-name="T1">pasi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59cm" svg:height="1.016cm" svg:x="15.605cm" svg:y="10.017cm">
          <text:p text:style-name="P1"><text:span text:style-name="T1">pembayara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86cm" svg:height="0.889cm" svg:x="15.478cm" svg:y="2.905cm">
          <text:p text:style-name="P1"><text:span text:style-name="T1">petuga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59cm" svg:height="0.762cm" svg:x="1.381cm" svg:y="21.447cm">
          <text:p text:style-name="P1"><text:span text:style-name="T1">ruanga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86cm" svg:height="0.889cm" svg:x="9.255cm" svg:y="21.32cm">
          <text:p text:style-name="P1"><text:span text:style-name="T1">rawat_inap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98cm" svg:height="1.779cm" svg:x="5.514cm" svg:y="9.762cm">
          <text:p text:style-name="P1"><text:span text:style-name="T1">Pemeriksaa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4" draw:layer="layout" svg:x1="5.572cm" svg:y1="10.652cm" svg:x2="4.175cm" svg:y2="10.652cm">
          <text:p/>
        </draw:line>
        <draw:line draw:style-name="gr7" draw:text-style-name="P4" draw:layer="layout" svg:x1="8.112cm" svg:y1="10.652cm" svg:x2="9.255cm" svg:y2="10.652cm">
          <text:p/>
        </draw:line>
        <draw:custom-shape draw:style-name="gr8" draw:text-style-name="P6" draw:layer="layout" svg:width="2.413cm" svg:height="1.143cm" svg:x="4.556cm" svg:y="6.08cm">
          <text:p text:style-name="P5"><text:span text:style-name="T2">kode_dok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699cm" svg:y1="7.223cm" svg:x2="6.461cm" svg:y2="10.017cm">
          <text:p/>
        </draw:line>
        <draw:custom-shape draw:style-name="gr9" draw:text-style-name="P7" draw:layer="layout" svg:width="2.265cm" svg:height="1.016cm" svg:x="6.736cm" svg:y="7.096cm">
          <text:p text:style-name="P5"><text:span text:style-name="T2">kode_pasi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7.985cm" svg:y1="8.112cm" svg:x2="7.362cm" svg:y2="10.147cm">
          <text:p/>
        </draw:line>
        <draw:custom-shape draw:style-name="gr10" draw:text-style-name="P6" draw:layer="layout" svg:width="2.159cm" svg:height="0.889cm" svg:x="1.254cm" svg:y="5.699cm">
          <text:p text:style-name="P5"><text:span text:style-name="T2">kode_dok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143cm" svg:y1="6.588cm" svg:x2="2.524cm" svg:y2="10.271cm">
          <text:p/>
        </draw:line>
        <draw:custom-shape draw:style-name="gr11" draw:text-style-name="P9" draw:layer="layout" svg:width="2.286cm" svg:height="1.016cm" svg:x="1.127cm" svg:y="13.827cm">
          <text:p text:style-name="P8"><text:span text:style-name="T1">alamat_dok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651cm" svg:y1="11.033cm" svg:x2="2.143cm" svg:y2="13.827cm">
          <text:p/>
        </draw:line>
        <draw:custom-shape draw:style-name="gr12" draw:text-style-name="P9" draw:layer="layout" svg:width="2.032cm" svg:height="1.143cm" svg:x="2.651cm" svg:y="7.477cm">
          <text:p text:style-name="P8"><text:span text:style-name="T1">nama_dok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413cm" svg:y1="11.033cm" svg:x2="4.937cm" svg:y2="13.827cm">
          <text:p/>
        </draw:line>
        <draw:custom-shape draw:style-name="gr13" draw:text-style-name="P9" draw:layer="layout" svg:width="3.048cm" svg:height="1.27cm" svg:x="3.794cm" svg:y="13.827cm">
          <text:p text:style-name="P8"><text:span text:style-name="T1">spesialisasi_dok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413cm" svg:y1="8.62cm" svg:x2="3.286cm" svg:y2="10.271cm">
          <text:p/>
        </draw:line>
        <draw:custom-shape draw:style-name="gr14" draw:text-style-name="P7" draw:layer="layout" svg:width="2.286cm" svg:height="0.973cm" svg:x="10.525cm" svg:y="7.985cm">
          <text:p text:style-name="P5"><text:span text:style-name="T2">kode_pasi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0.271cm" svg:y1="10.271cm" svg:x2="11.16cm" svg:y2="8.874cm">
          <text:p/>
        </draw:line>
        <draw:custom-shape draw:style-name="gr15" draw:text-style-name="P9" draw:layer="layout" svg:width="2.286cm" svg:height="1.143cm" svg:x="7.477cm" svg:y="5.191cm">
          <text:p text:style-name="P8"><text:span text:style-name="T1">nama_pasi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9.636cm" svg:y1="10.906cm" svg:x2="8.747cm" svg:y2="13.7cm">
          <text:p/>
        </draw:line>
        <draw:custom-shape draw:style-name="gr16" draw:text-style-name="P9" draw:layer="layout" svg:width="2.413cm" svg:height="1.143cm" svg:x="7.477cm" svg:y="13.7cm">
          <text:p text:style-name="P8"><text:span text:style-name="T1">alamat_pasi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0.271cm" svg:y1="10.906cm" svg:x2="10.271cm" svg:y2="17.383cm">
          <text:p/>
        </draw:line>
        <draw:custom-shape draw:style-name="gr12" draw:text-style-name="P9" draw:layer="layout" svg:width="2.032cm" svg:height="1.143cm" svg:x="11.033cm" svg:y="13.319cm">
          <text:p text:style-name="P8"><text:span text:style-name="T1">keluh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2.667cm" svg:height="1.27cm" svg:x="9.509cm" svg:y="6.334cm">
          <text:p text:style-name="P8"><text:span text:style-name="T1">tanggal_data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0.906cm" svg:y1="10.906cm" svg:x2="11.795cm" svg:y2="13.319cm">
          <text:p/>
        </draw:line>
        <draw:line draw:style-name="gr7" draw:text-style-name="P4" draw:layer="layout" svg:x1="10.017cm" svg:y1="10.271cm" svg:x2="10.271cm" svg:y2="7.604cm">
          <text:p/>
        </draw:line>
        <draw:custom-shape draw:style-name="gr18" draw:text-style-name="P2" draw:layer="layout" svg:width="2.344cm" svg:height="1.779cm" svg:x="12.303cm" svg:y="9.636cm">
          <text:p text:style-name="P1"><text:span text:style-name="T1">transaks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4" draw:layer="layout" svg:x1="11.16cm" svg:y1="10.525cm" svg:x2="12.303cm" svg:y2="10.525cm">
          <text:p/>
        </draw:line>
        <draw:line draw:style-name="gr7" draw:text-style-name="P4" draw:layer="layout" svg:x1="14.589cm" svg:y1="10.525cm" svg:x2="15.605cm" svg:y2="10.525cm">
          <text:p/>
        </draw:line>
        <draw:custom-shape draw:style-name="gr14" draw:text-style-name="P7" draw:layer="layout" svg:width="2.286cm" svg:height="0.973cm" svg:x="12.832cm" svg:y="6.784cm">
          <text:p text:style-name="P5"><text:span text:style-name="T2">kode_pasi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3.446cm" svg:y1="9.636cm" svg:x2="13.954cm" svg:y2="7.731cm">
          <text:p/>
        </draw:line>
        <draw:custom-shape draw:style-name="gr19" draw:text-style-name="P7" draw:layer="layout" svg:width="3.175cm" svg:height="1.227cm" svg:x="12.811cm" svg:y="14.716cm">
          <text:p text:style-name="P5"><text:span text:style-name="T2">kode_pembayar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3.446cm" svg:y1="11.414cm" svg:x2="14.081cm" svg:y2="14.716cm">
          <text:p/>
        </draw:line>
        <draw:custom-shape draw:style-name="gr20" draw:text-style-name="P7" draw:layer="layout" svg:width="3.175cm" svg:height="1.143cm" svg:x="15.224cm" svg:y="13.319cm">
          <text:p text:style-name="P5"><text:span text:style-name="T2">kode_pembayar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6.621cm" svg:y1="11.033cm" svg:x2="16.621cm" svg:y2="13.319cm">
          <text:p/>
        </draw:line>
        <draw:custom-shape draw:style-name="gr21" draw:text-style-name="P9" draw:layer="layout" svg:width="2.016cm" svg:height="1.19cm" svg:x="18.288cm" svg:y="12.176cm">
          <text:p text:style-name="P8"><text:span text:style-name="T1">harg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4" draw:layer="layout" svg:x1="17.764cm" svg:y1="11.033cm" svg:x2="18.653cm" svg:y2="12.303cm">
          <text:p/>
        </draw:line>
        <draw:line draw:style-name="gr7" draw:text-style-name="P4" draw:layer="layout" svg:x1="16.621cm" svg:y1="10.017cm" svg:x2="16.621cm" svg:y2="7.223cm">
          <text:p/>
        </draw:line>
        <draw:custom-shape draw:style-name="gr22" draw:text-style-name="P2" draw:layer="layout" svg:width="2.344cm" svg:height="1.525cm" svg:x="15.42cm" svg:y="5.699cm">
          <text:p text:style-name="P1"><text:span text:style-name="T1">membay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4" draw:layer="layout" svg:x1="16.621cm" svg:y1="3.794cm" svg:x2="16.621cm" svg:y2="5.699cm">
          <text:p/>
        </draw:line>
        <draw:custom-shape draw:style-name="gr23" draw:text-style-name="P7" draw:layer="layout" svg:width="2.377cm" svg:height="0.889cm" svg:x="17.927cm" svg:y="4.81cm">
          <text:p text:style-name="P5"><text:span text:style-name="T2">kode_petu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2.377cm" svg:height="0.969cm" svg:x="12.974cm" svg:y="4.683cm">
          <text:p text:style-name="P5"><text:span text:style-name="T2">kode_petuga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4" draw:layer="layout" svg:x1="15.859cm" svg:y1="6.207cm" svg:x2="14.716cm" svg:y2="5.572cm">
          <text:p/>
        </draw:line>
        <draw:line draw:style-name="gr7" draw:text-style-name="P4" draw:layer="layout" svg:x1="18.399cm" svg:y1="4.937cm" svg:x2="17.383cm" svg:y2="3.794cm">
          <text:p/>
        </draw:line>
        <draw:custom-shape draw:style-name="gr19" draw:text-style-name="P7" draw:layer="layout" svg:width="3.175cm" svg:height="1.227cm" svg:x="17.129cm" svg:y="7.959cm">
          <text:p text:style-name="P5"><text:span text:style-name="T2">kode_pembayar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7.383cm" svg:y1="6.715cm" svg:x2="18.653cm" svg:y2="7.985cm">
          <text:p/>
        </draw:line>
        <draw:custom-shape draw:style-name="gr25" draw:text-style-name="P9" draw:layer="layout" svg:width="2.54cm" svg:height="1.016cm" svg:x="11.414cm" svg:y="1.127cm">
          <text:p text:style-name="P8"><text:span text:style-name="T1">nama_petu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7.637cm" svg:y1="2.905cm" svg:x2="18.526cm" svg:y2="1.762cm">
          <text:p/>
        </draw:line>
        <draw:custom-shape draw:style-name="gr17" draw:text-style-name="P9" draw:layer="layout" svg:width="2.667cm" svg:height="1.27cm" svg:x="9.89cm" svg:y="3.159cm">
          <text:p text:style-name="P8"><text:span text:style-name="T1">alamat_petu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5.478cm" svg:y1="3.286cm" svg:x2="12.557cm" svg:y2="3.794cm">
          <text:p/>
        </draw:line>
        <draw:custom-shape draw:style-name="gr26" draw:text-style-name="P9" draw:layer="layout" svg:width="1.778cm" svg:height="0.635cm" svg:x="17.637cm" svg:y="1.127cm">
          <text:p text:style-name="P8"><text:span text:style-name="T1">jam_jag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3.573cm" svg:y1="2.016cm" svg:x2="15.478cm" svg:y2="2.905cm">
          <text:p/>
        </draw:line>
        <draw:line draw:style-name="gr7" draw:text-style-name="P4" draw:layer="layout" svg:x1="9.763cm" svg:y1="10.271cm" svg:x2="9.001cm" svg:y2="6.334cm">
          <text:p/>
        </draw:line>
        <draw:custom-shape draw:style-name="gr6" draw:text-style-name="P2" draw:layer="layout" svg:width="2.598cm" svg:height="1.779cm" svg:x="9.001cm" svg:y="17.383cm">
          <text:p text:style-name="P1"><text:span text:style-name="T1">Mengina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4" draw:layer="layout" svg:x1="10.271cm" svg:y1="19.161cm" svg:x2="10.271cm" svg:y2="21.32cm">
          <text:p/>
        </draw:line>
        <draw:custom-shape draw:style-name="gr6" draw:text-style-name="P2" draw:layer="layout" svg:width="2.598cm" svg:height="1.779cm" svg:x="5.133cm" svg:y="20.938cm">
          <text:p text:style-name="P1"><text:span text:style-name="T1">Penempata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4" draw:layer="layout" svg:x1="5.191cm" svg:y1="21.828cm" svg:x2="3.54cm" svg:y2="21.828cm">
          <text:p/>
        </draw:line>
        <draw:line draw:style-name="gr7" draw:text-style-name="P4" draw:layer="layout" svg:x1="9.255cm" svg:y1="21.828cm" svg:x2="7.731cm" svg:y2="21.828cm">
          <text:p/>
        </draw:line>
        <draw:custom-shape draw:style-name="gr19" draw:text-style-name="P7" draw:layer="layout" svg:width="3.175cm" svg:height="1.227cm" svg:x="13.319cm" svg:y="17.764cm">
          <text:p text:style-name="P5"><text:span text:style-name="T2">kode_rawat_in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1.541cm" svg:y1="18.272cm" svg:x2="13.319cm" svg:y2="18.399cm">
          <text:p/>
        </draw:line>
        <draw:custom-shape draw:style-name="gr9" draw:text-style-name="P7" draw:layer="layout" svg:width="2.265cm" svg:height="1.016cm" svg:x="6.228cm" svg:y="15.732cm">
          <text:p text:style-name="P5"><text:span text:style-name="T2">kode_pasi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9.509cm" svg:y1="17.891cm" svg:x2="7.985cm" svg:y2="16.621cm">
          <text:p/>
        </draw:line>
        <draw:custom-shape draw:style-name="gr19" draw:text-style-name="P7" draw:layer="layout" svg:width="3.175cm" svg:height="1.227cm" svg:x="10.144cm" svg:y="23.352cm">
          <text:p text:style-name="P5"><text:span text:style-name="T2">kode_rawat_in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0.652cm" svg:y1="22.209cm" svg:x2="11.16cm" svg:y2="23.352cm">
          <text:p/>
        </draw:line>
        <draw:custom-shape draw:style-name="gr27" draw:text-style-name="P7" draw:layer="layout" svg:width="2.667cm" svg:height="1.016cm" svg:x="5.064cm" svg:y="18.653cm">
          <text:p text:style-name="P5"><text:span text:style-name="T2">kode_ruang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.667cm" svg:height="0.889cm" svg:x="1.127cm" svg:y="24.749cm">
          <text:p text:style-name="P5"><text:span text:style-name="T2">kode_ruang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461cm" svg:y1="20.939cm" svg:x2="6.461cm" svg:y2="19.669cm">
          <text:p/>
        </draw:line>
        <draw:line draw:style-name="gr7" draw:text-style-name="P4" draw:layer="layout" svg:x1="2.143cm" svg:y1="22.209cm" svg:x2="2.27cm" svg:y2="24.749cm">
          <text:p/>
        </draw:line>
        <draw:custom-shape draw:style-name="gr29" draw:text-style-name="P11" draw:layer="layout" svg:width="2.667cm" svg:height="1.017cm" svg:x="1.127cm" svg:y="18.653cm">
          <text:p text:style-name="P10"><text:span text:style-name="T3">nama_ruang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143cm" svg:y1="21.447cm" svg:x2="2.143cm" svg:y2="19.669cm">
          <text:p/>
        </draw:line>
        <draw:custom-shape draw:style-name="gr30" draw:text-style-name="P11" draw:layer="layout" svg:width="2.54cm" svg:height="1.017cm" svg:x="3.159cm" svg:y="23.605cm">
          <text:p text:style-name="P10"><text:span text:style-name="T3">nama_ged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032cm" svg:y1="22.209cm" svg:x2="3.667cm" svg:y2="23.73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8T19:07:37.822000000</meta:creation-date>
    <dc:date>2020-03-28T22:06:49.126000000</dc:date>
    <meta:editing-duration>PT9M38S</meta:editing-duration>
    <meta:editing-cycles>1</meta:editing-cycles>
    <meta:document-statistic meta:object-count="77"/>
    <meta:generator>LibreOffice/6.4.2.2$Windows_X86_64 LibreOffice_project/4e471d8c02c9c90f512f7f9ead8875b57fcb1ec3</meta:generator>
  </office:meta>
</office:document-meta>
</file>